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8pt" style:font-size-asian="8pt" style:font-size-complex="8pt"/>
    </style:style>
    <style:style style:name="P6"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weight="bold" style:font-weight-asian="bold" style:font-weight-complex="bold"/>
    </style:style>
    <style:style style:name="T3"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
      <text:p text:style-name="P3">TransFormed in Christ </text:p>
      <text:p text:style-name="P4">By the Rev. Canon Michael Angelo D'Arrigo</text:p>
      <text:p text:style-name="P5">Senior Pastor at Agape Fellowship of Greater Atlanta. </text:p>
      <text:p text:style-name="P5">Canon to the Presiding Bishop of the Convergent Christian Communion</text:p>
      <text:p text:style-name="Standard"/>
      <text:p text:style-name="P2">Of all of the things that Christians seem to agree on one of the biggest is a notion of rebirth in Christ Jesus. Now depending on whether one is Catholic or Protestant that notion of rebirth may vary to some degree or another, however it is in fact a reality of the faith for both.</text:p>
      <text:p text:style-name="P1"><text:tab/>Most believers use baptism as their example of the re-birthing process. At best the act of baptism is an outward sign of an inward reality. To paraphrase Paul (Romans 6, etc), when we go down into the water of baptism our old selves die, our sinful nature is washed clean, and we become heirs to the kingdom of God. When we rise up we are spiritually new creations. Transformed from our old selves, to our new spiritual selves, now walking on a path to eternal salvation. It's important to remember that the Old Testament (Jeremiah 1:1) tells us that God knew who we were before we were in our mother's wombs. That we have been fearfully and wonderfully made (Psalm 139:14), and that each human creation is made in the likeness the image of God the Creator .</text:p>
      <text:p text:style-name="P1"><text:tab/>According to the prophet Isaiah (Isaiah 56:4-5) Eunuchs hold a special place within God's creation: “4 For this is what the Lord says:</text:p>
      <text:p text:style-name="P6">“To the eunuchs who keep my Sabbaths,</text:p>
      <text:p text:style-name="P6"><text:s text:c="4"/>who choose what pleases me</text:p>
      <text:p text:style-name="P6"><text:s text:c="4"/>and hold fast to my covenant—</text:p>
      <text:p text:style-name="P6">5 to them I will give within my temple and its walls</text:p>
      <text:p text:style-name="P6"><text:s text:c="4"/>a memorial and a name</text:p>
      <text:p text:style-name="P6"><text:s text:c="4"/>better than sons and daughters;</text:p>
      <text:p text:style-name="P6">I will give them an everlasting name</text:p>
      <text:p text:style-name="P6"><text:s text:c="4"/>that will endure forever.”</text:p>
      <text:p text:style-name="P1"><text:s/>a place set apart for holy purposes. Then in the New testament, Jesus himself says:</text:p>
      <text:p text:style-name="P2"><text:span text:style-name="T1">For there are eunuchs who were born that way, and there are eunuchs who have been made eunuchs by others--and there are those who choose to live like eunuchs for the sake of the kingdom of heaven. The one who can accept this should accept it."</text:span>.</text:p>
      <text:p text:style-name="P1">What if I were to say that the word in Scripture that in English we translate as eunuch was in fact understood in the time period, as the modern English words transgender or intersex?</text:p>
      <text:p text:style-name="P1"><text:tab/>Friends think about it, transgender people are literally set apart and honored by God to serve in holy places. But if you want a more tangible way of looking at this, one that truly exemplifies Christian faith how about this:</text:p>
      <text:p text:style-name="P1"/>
      <text:p text:style-name="P1">When one is in lockstep, in a solid relationship with Christ Jesus and the Creator God the Father, prayerful, etc. <text:s/>One comes to the conclusion that the reason for years of misery, suicidal thoughts, self-harm, bullying, and overall depression is because your faith community tells you that being LGBTQI+ is sinful. When you routinely, for years <text:soft-page-break/>ask God to cure you of your sins, to make you whole (Sozo), and the one thing that God has not healed is your LGBTQI+, is it perhaps because those items or not broken and therefore do not require healing?</text:p>
      <text:p text:style-name="P2"/>
      <text:p text:style-name="P2">Let's go back to the model for rebirth.</text:p>
      <text:p text:style-name="P1">You repent, you seek forgiveness, and then you approach the throne to walk in Salvation. Rebirth is necessary, a trans person in Christ, begins hormonal therapy, much like a cocoon and a butterfly the TransFormation begins. After a passage of time (different for everyone) on HRT, a person then may decide to have top or bottom surgeries to remove the dysphoria that might be caused by body parts. all the while being in the state of prayer of repentance and of walking in Salvation. So over time this person has truly become a <text:span text:style-name="T2">New Creation in Christ Jesus</text:span>. The world doesn't look on and have to make spiritual assumptions because they can't see the truth, the world simply need to see a picture from several years ago or have known this person for several years. <text:span text:style-name="T2">What if being trans is a calling from the Creator to live out a spiritual and physical transformation of the body and the person that God meant you to be before you were in your mama's womb.</text:span> To me, I can think of no better illustration of that total change and rebirth than that of a <text:span text:style-name="T3">transgender </text:span>believer. Perhaps if we all chose to see it this way, we could all agree that God's creation is simply more diverse then we thought. After all, we so commonly try and humanize God. God is bigger than all that, so too, obviously is Creation.</text:p>
      <text:p text:style-name="P1">May the blessings of the Lord, be with you always. World without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ev. Canon Michael Angelo D'Arrigo</meta:initial-creator>
    <meta:creation-date>2021-01-23T14:45:27.01</meta:creation-date>
    <dc:date>2021-01-23T17:15:00</dc:date>
    <meta:editing-duration>PT01H58M49S</meta:editing-duration>
    <meta:editing-cycles>3</meta:editing-cycles>
    <meta:generator>NeoOffice/3.2015.8$Unix OpenOffice.org_project/</meta:generator>
    <meta:document-statistic meta:table-count="0" meta:image-count="0" meta:object-count="0" meta:page-count="2" meta:paragraph-count="23" meta:word-count="787" meta:character-count="4334"/>
  </office:meta>
</office:document-meta>
</file>